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00000036007C2F803DD9B1182.jpg" manifest:media-type="image/jpeg"/>
  <manifest:file-entry manifest:full-path="Pictures/1000000000000480000003601FCEE1B53BF9DC68.jpg" manifest:media-type="image/jpeg"/>
  <manifest:file-entry manifest:full-path="Pictures/100000000000063F000004B0B074BA1717F1F973.jpg" manifest:media-type="image/jpeg"/>
  <manifest:file-entry manifest:full-path="Pictures/100000000000063F000004B0F976AD64CB87DBBF.jpg" manifest:media-type="image/jpeg"/>
  <manifest:file-entry manifest:full-path="Pictures/1000000000000480000003600267B10A4FE2D731.jpg" manifest:media-type="image/jpeg"/>
  <manifest:file-entry manifest:full-path="Pictures/100000000000048000000360DAE8D1AB2C8D0B1C.jpg" manifest:media-type="image/jpeg"/>
  <manifest:file-entry manifest:full-path="Pictures/100000000000048000000360E451D3ED2CFF92BD.jpg" manifest:media-type="image/jpeg"/>
  <manifest:file-entry manifest:full-path="Pictures/100000000000063F000004B0148E90F7A80B2509.jpg" manifest:media-type="image/jpeg"/>
  <manifest:file-entry manifest:full-path="Pictures/100000000000048000000360B43EF25470ECDED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ra ka=0,7</text:p>
          </table:table-cell>
          <table:table-cell table:number-columns-repeated="8"/>
          <table:table-cell office:value-type="string" calcext:value-type="string">
            <text:p>potencia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>
            <draw:frame draw:z-index="0" draw:name="Imagen 1" draw:style-name="gr1" draw:text-style-name="P1" svg:width="6.575cm" svg:height="4.757cm" svg:x="1.817cm" svg:y="0.047cm">
              <draw:image xlink:href="Pictures/100000000000048000000360B43EF25470ECDED3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6.138cm" svg:height="4.441cm" svg:x="1.19cm" svg:y="0.205cm">
              <draw:image xlink:href="Pictures/100000000000048000000360DAE8D1AB2C8D0B1C.jpg" xlink:type="simple" xlink:show="embed" xlink:actuate="onLoad" loext:mime-type="image/jpe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0"/>
          <table:table-cell>
            <draw:frame draw:z-index="7" draw:name="Imagen 8" draw:style-name="gr1" draw:text-style-name="P1" svg:width="4.905cm" svg:height="3.551cm" svg:x="0.277cm" svg:y="0.418cm">
              <draw:image xlink:href="Pictures/100000000000063F000004B0148E90F7A80B2509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a = 1</text:p>
          </table:table-cell>
          <table:table-cell table:number-columns-repeated="9"/>
        </table:table-row>
        <table:table-row table:style-name="ro1">
          <table:table-cell table:number-columns-repeated="5"/>
          <table:table-cell>
            <draw:frame draw:z-index="3" draw:name="Imagen 4" draw:style-name="gr1" draw:text-style-name="P1" svg:width="5.852cm" svg:height="4.234cm" svg:x="1.13cm" svg:y="0.402cm">
              <draw:image xlink:href="Pictures/1000000000000480000003600267B10A4FE2D731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6" draw:name="Imagen 7" draw:style-name="gr1" draw:text-style-name="P1" svg:width="6.549cm" svg:height="4.742cm" svg:x="1.883cm" svg:y="0.111cm">
              <draw:image xlink:href="Pictures/100000000000063F000004B0B074BA1717F1F973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>
            <draw:frame draw:z-index="2" draw:name="Imagen 3" draw:style-name="gr1" draw:text-style-name="P1" svg:width="5.341cm" svg:height="3.864cm" svg:x="2.247cm" svg:y="0.05cm">
              <draw:image xlink:href="Pictures/1000000000000480000003601FCEE1B53BF9DC68.jpg" xlink:type="simple" xlink:show="embed" xlink:actuate="onLoad" loext:mime-type="image/jpe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a= 2,3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>
            <draw:frame draw:z-index="4" draw:name="Imagen 5" draw:style-name="gr1" draw:text-style-name="P1" svg:width="5.762cm" svg:height="4.169cm" svg:x="2.247cm" svg:y="0.205cm">
              <draw:image xlink:href="Pictures/10000000000004800000036007C2F803DD9B1182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5" draw:name="Imagen 6" draw:style-name="gr1" draw:text-style-name="P1" svg:width="7.095cm" svg:height="5.133cm" svg:x="1.532cm" svg:y="0cm">
              <draw:image xlink:href="Pictures/100000000000048000000360E451D3ED2CFF92BD.jpg" xlink:type="simple" xlink:show="embed" xlink:actuate="onLoad" loext:mime-type="image/jpe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0"/>
          <table:table-cell>
            <draw:frame draw:z-index="8" draw:name="Imagen 9" draw:style-name="gr1" draw:text-style-name="P1" svg:width="5.025cm" svg:height="3.638cm" svg:x="0.137cm" svg:y="0.318cm">
              <draw:image xlink:href="Pictures/100000000000063F000004B0F976AD64CB87DBBF.jpg" xlink:type="simple" xlink:show="embed" xlink:actuate="onLoad" loext:mime-type="image/jpe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9:55:06.773809910</meta:creation-date>
    <dc:date>2023-05-23T10:01:57.371972100</dc:date>
    <meta:editing-duration>PT6M50S</meta:editing-duration>
    <meta:editing-cycles>1</meta:editing-cycles>
    <meta:document-statistic meta:table-count="1" meta:cell-count="4" meta:object-count="9"/>
    <meta:generator>LibreOffice/6.4.7.2$Linux_X86_64 LibreOffice_project/40$Build-2</meta:generator>
  </office:meta>
</office:document-meta>
</file>